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jawp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403.77448" calcext:value-type="float">
            <text:p>403.77448</text:p>
          </table:table-cell>
          <table:table-cell office:value-type="float" office:value="0.55299997" calcext:value-type="float">
            <text:p>0.55300</text:p>
          </table:table-cell>
          <table:table-cell table:number-columns-repeated="2"/>
        </table:table-row>
        <table:table-row table:style-name="ro1">
          <table:table-cell office:value-type="float" office:value="410.31281" calcext:value-type="float">
            <text:p>410.31281</text:p>
          </table:table-cell>
          <table:table-cell office:value-type="float" office:value="1.33" calcext:value-type="float">
            <text:p>1.33000</text:p>
          </table:table-cell>
          <table:table-cell table:number-columns-repeated="2"/>
        </table:table-row>
        <table:table-row table:style-name="ro1">
          <table:table-cell office:value-type="float" office:value="423.60257" calcext:value-type="float">
            <text:p>423.60257</text:p>
          </table:table-cell>
          <table:table-cell office:value-type="float" office:value="2.1029999" calcext:value-type="float">
            <text:p>2.10300</text:p>
          </table:table-cell>
          <table:table-cell table:number-columns-repeated="2"/>
        </table:table-row>
        <table:table-row table:style-name="ro1">
          <table:table-cell office:value-type="float" office:value="432.63293" calcext:value-type="float">
            <text:p>432.63293</text:p>
          </table:table-cell>
          <table:table-cell office:value-type="float" office:value="2.4749999" calcext:value-type="float">
            <text:p>2.47500</text:p>
          </table:table-cell>
          <table:table-cell table:number-columns-repeated="2"/>
        </table:table-row>
        <table:table-row table:style-name="ro1">
          <table:table-cell office:value-type="float" office:value="443.54922" calcext:value-type="float">
            <text:p>443.54922</text:p>
          </table:table-cell>
          <table:table-cell office:value-type="float" office:value="2.8469999" calcext:value-type="float">
            <text:p>2.84700</text:p>
          </table:table-cell>
          <table:table-cell table:number-columns-repeated="2"/>
        </table:table-row>
        <table:table-row table:style-name="ro1">
          <table:table-cell office:value-type="float" office:value="452.93625" calcext:value-type="float">
            <text:p>452.93625</text:p>
          </table:table-cell>
          <table:table-cell office:value-type="float" office:value="3.1210001" calcext:value-type="float">
            <text:p>3.12100</text:p>
          </table:table-cell>
          <table:table-cell table:number-columns-repeated="2"/>
        </table:table-row>
        <table:table-row table:style-name="ro1">
          <table:table-cell office:value-type="float" office:value="463.49969" calcext:value-type="float">
            <text:p>463.49969</text:p>
          </table:table-cell>
          <table:table-cell office:value-type="float" office:value="3.398" calcext:value-type="float">
            <text:p>3.39800</text:p>
          </table:table-cell>
          <table:table-cell table:number-columns-repeated="2"/>
        </table:table-row>
        <table:table-row table:style-name="ro1">
          <table:table-cell office:value-type="float" office:value="472.98373" calcext:value-type="float">
            <text:p>472.98373</text:p>
          </table:table-cell>
          <table:table-cell office:value-type="float" office:value="3.6229999" calcext:value-type="float">
            <text:p>3.62300</text:p>
          </table:table-cell>
          <table:table-cell table:number-columns-repeated="2"/>
        </table:table-row>
        <table:table-row table:style-name="ro1">
          <table:table-cell office:value-type="float" office:value="483.44833" calcext:value-type="float">
            <text:p>483.44833</text:p>
          </table:table-cell>
          <table:table-cell office:value-type="float" office:value="3.849" calcext:value-type="float">
            <text:p>3.84900</text:p>
          </table:table-cell>
          <table:table-cell table:number-columns-repeated="2"/>
        </table:table-row>
        <table:table-row table:style-name="ro1">
          <table:table-cell office:value-type="float" office:value="493.05292" calcext:value-type="float">
            <text:p>493.05292</text:p>
          </table:table-cell>
          <table:table-cell office:value-type="float" office:value="4.04" calcext:value-type="float">
            <text:p>4.04000</text:p>
          </table:table-cell>
          <table:table-cell table:number-columns-repeated="2"/>
        </table:table-row>
        <table:table-row table:style-name="ro1">
          <table:table-cell office:value-type="float" office:value="503.36017" calcext:value-type="float">
            <text:p>503.36017</text:p>
          </table:table-cell>
          <table:table-cell office:value-type="float" office:value="4.23" calcext:value-type="float">
            <text:p>4.23000</text:p>
          </table:table-cell>
          <table:table-cell table:number-columns-repeated="2"/>
        </table:table-row>
        <table:table-row table:style-name="ro1">
          <table:table-cell office:value-type="float" office:value="513.11371" calcext:value-type="float">
            <text:p>513.11371</text:p>
          </table:table-cell>
          <table:table-cell office:value-type="float" office:value="4.3990002" calcext:value-type="float">
            <text:p>4.39900</text:p>
          </table:table-cell>
          <table:table-cell table:number-columns-repeated="2"/>
        </table:table-row>
        <table:table-row table:style-name="ro1">
          <table:table-cell office:value-type="float" office:value="523.24469" calcext:value-type="float">
            <text:p>523.24469</text:p>
          </table:table-cell>
          <table:table-cell office:value-type="float" office:value="4.566" calcext:value-type="float">
            <text:p>4.56600</text:p>
          </table:table-cell>
          <table:table-cell table:number-columns-repeated="2"/>
        </table:table-row>
        <table:table-row table:style-name="ro1">
          <table:table-cell office:value-type="float" office:value="532.93884" calcext:value-type="float">
            <text:p>532.93884</text:p>
          </table:table-cell>
          <table:table-cell office:value-type="float" office:value="4.7140002" calcext:value-type="float">
            <text:p>4.71400</text:p>
          </table:table-cell>
          <table:table-cell table:number-columns-repeated="2"/>
        </table:table-row>
        <table:table-row table:style-name="ro1">
          <table:table-cell office:value-type="float" office:value="543.43512" calcext:value-type="float">
            <text:p>543.43512</text:p>
          </table:table-cell>
          <table:table-cell office:value-type="float" office:value="4.8649998" calcext:value-type="float">
            <text:p>4.86500</text:p>
          </table:table-cell>
          <table:table-cell table:number-columns-repeated="2"/>
        </table:table-row>
        <table:table-row table:style-name="ro1">
          <table:table-cell office:value-type="float" office:value="553.51355" calcext:value-type="float">
            <text:p>553.51355</text:p>
          </table:table-cell>
          <table:table-cell office:value-type="float" office:value="5.0029998" calcext:value-type="float">
            <text:p>5.00300</text:p>
          </table:table-cell>
          <table:table-cell table:number-columns-repeated="2"/>
        </table:table-row>
        <table:table-row table:style-name="ro1">
          <table:table-cell office:value-type="float" office:value="563.15265" calcext:value-type="float">
            <text:p>563.15265</text:p>
          </table:table-cell>
          <table:table-cell office:value-type="float" office:value="5.1399999" calcext:value-type="float">
            <text:p>5.14000</text:p>
          </table:table-cell>
          <table:table-cell table:number-columns-repeated="2"/>
        </table:table-row>
        <table:table-row table:style-name="ro1">
          <table:table-cell office:value-type="float" office:value="573.04395" calcext:value-type="float">
            <text:p>573.04395</text:p>
          </table:table-cell>
          <table:table-cell office:value-type="float" office:value="5.2639999" calcext:value-type="float">
            <text:p>5.26400</text:p>
          </table:table-cell>
          <table:table-cell table:number-columns-repeated="2"/>
        </table:table-row>
        <table:table-row table:style-name="ro1">
          <table:table-cell office:value-type="float" office:value="583.12274" calcext:value-type="float">
            <text:p>583.12274</text:p>
          </table:table-cell>
          <table:table-cell office:value-type="float" office:value="5.3860002" calcext:value-type="float">
            <text:p>5.38600</text:p>
          </table:table-cell>
          <table:table-cell table:number-columns-repeated="2"/>
        </table:table-row>
        <table:table-row table:style-name="ro1">
          <table:table-cell office:value-type="float" office:value="592.94818" calcext:value-type="float">
            <text:p>592.94818</text:p>
          </table:table-cell>
          <table:table-cell office:value-type="float" office:value="5.5019999" calcext:value-type="float">
            <text:p>5.50200</text:p>
          </table:table-cell>
          <table:table-cell table:number-columns-repeated="2"/>
        </table:table-row>
        <table:table-row table:style-name="ro1">
          <table:table-cell office:value-type="float" office:value="603.30743" calcext:value-type="float">
            <text:p>603.30743</text:p>
          </table:table-cell>
          <table:table-cell office:value-type="float" office:value="5.6199999" calcext:value-type="float">
            <text:p>5.62000</text:p>
          </table:table-cell>
          <table:table-cell table:number-columns-repeated="2"/>
        </table:table-row>
        <table:table-row table:style-name="ro1">
          <table:table-cell office:value-type="float" office:value="613.14783" calcext:value-type="float">
            <text:p>613.14783</text:p>
          </table:table-cell>
          <table:table-cell office:value-type="float" office:value="5.7280002" calcext:value-type="float">
            <text:p>5.72800</text:p>
          </table:table-cell>
          <table:table-cell table:number-columns-repeated="2"/>
        </table:table-row>
        <table:table-row table:style-name="ro1">
          <table:table-cell office:value-type="float" office:value="623.42682" calcext:value-type="float">
            <text:p>623.42682</text:p>
          </table:table-cell>
          <table:table-cell office:value-type="float" office:value="5.836" calcext:value-type="float">
            <text:p>5.83600</text:p>
          </table:table-cell>
          <table:table-cell table:number-columns-repeated="2"/>
        </table:table-row>
        <table:table-row table:style-name="ro1">
          <table:table-cell office:value-type="float" office:value="633.18488" calcext:value-type="float">
            <text:p>633.18488</text:p>
          </table:table-cell>
          <table:table-cell office:value-type="float" office:value="5.934" calcext:value-type="float">
            <text:p>5.93400</text:p>
          </table:table-cell>
          <table:table-cell table:number-columns-repeated="2"/>
        </table:table-row>
        <table:table-row table:style-name="ro1">
          <table:table-cell office:value-type="float" office:value="643.26196" calcext:value-type="float">
            <text:p>643.26196</text:p>
          </table:table-cell>
          <table:table-cell office:value-type="float" office:value="6.0359998" calcext:value-type="float">
            <text:p>6.03600</text:p>
          </table:table-cell>
          <table:table-cell table:number-columns-repeated="2"/>
        </table:table-row>
        <table:table-row table:style-name="ro1">
          <table:table-cell office:value-type="float" office:value="653.43207" calcext:value-type="float">
            <text:p>653.43207</text:p>
          </table:table-cell>
          <table:table-cell office:value-type="float" office:value="6.1279998" calcext:value-type="float">
            <text:p>6.12800</text:p>
          </table:table-cell>
          <table:table-cell table:number-columns-repeated="2"/>
        </table:table-row>
        <table:table-row table:style-name="ro1">
          <table:table-cell office:value-type="float" office:value="663.25647" calcext:value-type="float">
            <text:p>663.25647</text:p>
          </table:table-cell>
          <table:table-cell office:value-type="float" office:value="6.2210002" calcext:value-type="float">
            <text:p>6.22100</text:p>
          </table:table-cell>
          <table:table-cell table:number-columns-repeated="2"/>
        </table:table-row>
        <table:table-row table:style-name="ro1">
          <table:table-cell office:value-type="float" office:value="673.19312" calcext:value-type="float">
            <text:p>673.19312</text:p>
          </table:table-cell>
          <table:table-cell office:value-type="float" office:value="6.3109999" calcext:value-type="float">
            <text:p>6.31100</text:p>
          </table:table-cell>
          <table:table-cell table:number-columns-repeated="2"/>
        </table:table-row>
        <table:table-row table:style-name="ro1">
          <table:table-cell office:value-type="float" office:value="683.16101" calcext:value-type="float">
            <text:p>683.16101</text:p>
          </table:table-cell>
          <table:table-cell office:value-type="float" office:value="6.3979998" calcext:value-type="float">
            <text:p>6.39800</text:p>
          </table:table-cell>
          <table:table-cell table:number-columns-repeated="2"/>
        </table:table-row>
        <table:table-row table:style-name="ro1">
          <table:table-cell office:value-type="float" office:value="693.12738" calcext:value-type="float">
            <text:p>693.12738</text:p>
          </table:table-cell>
          <table:table-cell office:value-type="float" office:value="6.4819999" calcext:value-type="float">
            <text:p>6.48200</text:p>
          </table:table-cell>
          <table:table-cell table:number-columns-repeated="2"/>
        </table:table-row>
        <table:table-row table:style-name="ro1">
          <table:table-cell office:value-type="float" office:value="703.23627" calcext:value-type="float">
            <text:p>703.23627</text:p>
          </table:table-cell>
          <table:table-cell office:value-type="float" office:value="6.5669999" calcext:value-type="float">
            <text:p>6.56700</text:p>
          </table:table-cell>
          <table:table-cell table:number-columns-repeated="2"/>
        </table:table-row>
        <table:table-row table:style-name="ro1">
          <table:table-cell office:value-type="float" office:value="713.17902" calcext:value-type="float">
            <text:p>713.17902</text:p>
          </table:table-cell>
          <table:table-cell office:value-type="float" office:value="6.6459999" calcext:value-type="float">
            <text:p>6.64600</text:p>
          </table:table-cell>
          <table:table-cell table:number-columns-repeated="2"/>
        </table:table-row>
        <table:table-row table:style-name="ro1">
          <table:table-cell office:value-type="float" office:value="723.29639" calcext:value-type="float">
            <text:p>723.29639</text:p>
          </table:table-cell>
          <table:table-cell office:value-type="float" office:value="6.7259998" calcext:value-type="float">
            <text:p>6.72600</text:p>
          </table:table-cell>
          <table:table-cell table:number-columns-repeated="2"/>
        </table:table-row>
        <table:table-row table:style-name="ro1">
          <table:table-cell office:value-type="float" office:value="733.26392" calcext:value-type="float">
            <text:p>733.26392</text:p>
          </table:table-cell>
          <table:table-cell office:value-type="float" office:value="6.803" calcext:value-type="float">
            <text:p>6.80300</text:p>
          </table:table-cell>
          <table:table-cell table:number-columns-repeated="2"/>
        </table:table-row>
        <table:table-row table:style-name="ro1">
          <table:table-cell office:value-type="float" office:value="743.49609" calcext:value-type="float">
            <text:p>743.49609</text:p>
          </table:table-cell>
          <table:table-cell office:value-type="float" office:value="6.8800001" calcext:value-type="float">
            <text:p>6.88000</text:p>
          </table:table-cell>
          <table:table-cell table:number-columns-repeated="2"/>
        </table:table-row>
        <table:table-row table:style-name="ro1">
          <table:table-cell office:value-type="float" office:value="753.19391" calcext:value-type="float">
            <text:p>753.19391</text:p>
          </table:table-cell>
          <table:table-cell office:value-type="float" office:value="6.9520001" calcext:value-type="float">
            <text:p>6.95200</text:p>
          </table:table-cell>
          <table:table-cell table:number-columns-repeated="2"/>
        </table:table-row>
        <table:table-row table:style-name="ro1">
          <table:table-cell office:value-type="float" office:value="763.25104" calcext:value-type="float">
            <text:p>763.25104</text:p>
          </table:table-cell>
          <table:table-cell office:value-type="float" office:value="7.026" calcext:value-type="float">
            <text:p>7.02600</text:p>
          </table:table-cell>
          <table:table-cell table:number-columns-repeated="2"/>
        </table:table-row>
        <table:table-row table:style-name="ro1">
          <table:table-cell office:value-type="float" office:value="773.31183" calcext:value-type="float">
            <text:p>773.31183</text:p>
          </table:table-cell>
          <table:table-cell office:value-type="float" office:value="7.092" calcext:value-type="float">
            <text:p>7.09200</text:p>
          </table:table-cell>
          <table:table-cell table:number-columns-repeated="2"/>
        </table:table-row>
        <table:table-row table:style-name="ro1">
          <table:table-cell office:value-type="float" office:value="783.49817" calcext:value-type="float">
            <text:p>783.49817</text:p>
          </table:table-cell>
          <table:table-cell office:value-type="float" office:value="7.1609998" calcext:value-type="float">
            <text:p>7.16100</text:p>
          </table:table-cell>
          <table:table-cell table:number-columns-repeated="2"/>
        </table:table-row>
        <table:table-row table:style-name="ro1">
          <table:table-cell office:value-type="float" office:value="793.01807" calcext:value-type="float">
            <text:p>793.01807</text:p>
          </table:table-cell>
          <table:table-cell office:value-type="float" office:value="7.2270002" calcext:value-type="float">
            <text:p>7.22700</text:p>
          </table:table-cell>
          <table:table-cell table:number-columns-repeated="2"/>
        </table:table-row>
        <table:table-row table:style-name="ro1">
          <table:table-cell office:value-type="float" office:value="803.09247" calcext:value-type="float">
            <text:p>803.09247</text:p>
          </table:table-cell>
          <table:table-cell office:value-type="float" office:value="7.2919998" calcext:value-type="float">
            <text:p>7.29200</text:p>
          </table:table-cell>
          <table:table-cell table:number-columns-repeated="2"/>
        </table:table-row>
        <table:table-row table:style-name="ro1">
          <table:table-cell office:value-type="float" office:value="812.92676" calcext:value-type="float">
            <text:p>812.92676</text:p>
          </table:table-cell>
          <table:table-cell office:value-type="float" office:value="7.3569999" calcext:value-type="float">
            <text:p>7.35700</text:p>
          </table:table-cell>
          <table:table-cell table:number-columns-repeated="2"/>
        </table:table-row>
        <table:table-row table:style-name="ro1">
          <table:table-cell office:value-type="float" office:value="823.42548" calcext:value-type="float">
            <text:p>823.42548</text:p>
          </table:table-cell>
          <table:table-cell office:value-type="float" office:value="7.4229999" calcext:value-type="float">
            <text:p>7.42300</text:p>
          </table:table-cell>
          <table:table-cell table:number-columns-repeated="2"/>
        </table:table-row>
        <table:table-row table:style-name="ro1">
          <table:table-cell office:value-type="float" office:value="833.01166" calcext:value-type="float">
            <text:p>833.01166</text:p>
          </table:table-cell>
          <table:table-cell office:value-type="float" office:value="7.4819999" calcext:value-type="float">
            <text:p>7.48200</text:p>
          </table:table-cell>
          <table:table-cell table:number-columns-repeated="2"/>
        </table:table-row>
        <table:table-row table:style-name="ro1">
          <table:table-cell office:value-type="float" office:value="843.00903" calcext:value-type="float">
            <text:p>843.00903</text:p>
          </table:table-cell>
          <table:table-cell office:value-type="float" office:value="7.5440001" calcext:value-type="float">
            <text:p>7.54400</text:p>
          </table:table-cell>
          <table:table-cell table:number-columns-repeated="2"/>
        </table:table-row>
        <table:table-row table:style-name="ro1">
          <table:table-cell office:value-type="float" office:value="852.8371" calcext:value-type="float">
            <text:p>852.83710</text:p>
          </table:table-cell>
          <table:table-cell office:value-type="float" office:value="7.6040001" calcext:value-type="float">
            <text:p>7.60400</text:p>
          </table:table-cell>
          <table:table-cell table:number-columns-repeated="2"/>
        </table:table-row>
        <table:table-row table:style-name="ro1">
          <table:table-cell office:value-type="float" office:value="863.19897" calcext:value-type="float">
            <text:p>863.19897</text:p>
          </table:table-cell>
          <table:table-cell office:value-type="float" office:value="7.664" calcext:value-type="float">
            <text:p>7.66400</text:p>
          </table:table-cell>
          <table:table-cell table:number-columns-repeated="2"/>
        </table:table-row>
        <table:table-row table:style-name="ro1">
          <table:table-cell office:value-type="float" office:value="873.13391" calcext:value-type="float">
            <text:p>873.13391</text:p>
          </table:table-cell>
          <table:table-cell office:value-type="float" office:value="7.7220001" calcext:value-type="float">
            <text:p>7.72200</text:p>
          </table:table-cell>
          <table:table-cell table:number-columns-repeated="2"/>
        </table:table-row>
        <table:table-row table:style-name="ro1">
          <table:table-cell office:value-type="float" office:value="883.16895" calcext:value-type="float">
            <text:p>883.16895</text:p>
          </table:table-cell>
          <table:table-cell office:value-type="float" office:value="7.7789998" calcext:value-type="float">
            <text:p>7.77900</text:p>
          </table:table-cell>
          <table:table-cell table:number-columns-repeated="2"/>
        </table:table-row>
        <table:table-row table:style-name="ro1">
          <table:table-cell office:value-type="float" office:value="893.26147" calcext:value-type="float">
            <text:p>893.26147</text:p>
          </table:table-cell>
          <table:table-cell office:value-type="float" office:value="7.8369999" calcext:value-type="float">
            <text:p>7.83700</text:p>
          </table:table-cell>
          <table:table-cell table:number-columns-repeated="2"/>
        </table:table-row>
        <table:table-row table:style-name="ro1">
          <table:table-cell office:value-type="float" office:value="903.30505" calcext:value-type="float">
            <text:p>903.30505</text:p>
          </table:table-cell>
          <table:table-cell office:value-type="float" office:value="7.8920002" calcext:value-type="float">
            <text:p>7.89200</text:p>
          </table:table-cell>
          <table:table-cell table:number-columns-repeated="2"/>
        </table:table-row>
        <table:table-row table:style-name="ro1">
          <table:table-cell office:value-type="float" office:value="913.22357" calcext:value-type="float">
            <text:p>913.22357</text:p>
          </table:table-cell>
          <table:table-cell office:value-type="float" office:value="7.9460001" calcext:value-type="float">
            <text:p>7.94600</text:p>
          </table:table-cell>
          <table:table-cell table:number-columns-repeated="2"/>
        </table:table-row>
        <table:table-row table:style-name="ro1">
          <table:table-cell office:value-type="float" office:value="923.17944" calcext:value-type="float">
            <text:p>923.17944</text:p>
          </table:table-cell>
          <table:table-cell office:value-type="float" office:value="8" calcext:value-type="float">
            <text:p>8.00000</text:p>
          </table:table-cell>
          <table:table-cell table:number-columns-repeated="2"/>
        </table:table-row>
        <table:table-row table:style-name="ro1">
          <table:table-cell office:value-type="float" office:value="933.14789" calcext:value-type="float">
            <text:p>933.14789</text:p>
          </table:table-cell>
          <table:table-cell office:value-type="float" office:value="8.052" calcext:value-type="float">
            <text:p>8.05200</text:p>
          </table:table-cell>
          <table:table-cell table:number-columns-repeated="2"/>
        </table:table-row>
        <table:table-row table:style-name="ro1">
          <table:table-cell office:value-type="float" office:value="943.29852" calcext:value-type="float">
            <text:p>943.29852</text:p>
          </table:table-cell>
          <table:table-cell office:value-type="float" office:value="8.1049995" calcext:value-type="float">
            <text:p>8.10500</text:p>
          </table:table-cell>
          <table:table-cell table:number-columns-repeated="2"/>
        </table:table-row>
        <table:table-row table:style-name="ro1">
          <table:table-cell office:value-type="float" office:value="953.05963" calcext:value-type="float">
            <text:p>953.05963</text:p>
          </table:table-cell>
          <table:table-cell office:value-type="float" office:value="8.1549997" calcext:value-type="float">
            <text:p>8.15500</text:p>
          </table:table-cell>
          <table:table-cell table:number-columns-repeated="2"/>
        </table:table-row>
        <table:table-row table:style-name="ro1">
          <table:table-cell office:value-type="float" office:value="963.40063" calcext:value-type="float">
            <text:p>963.40063</text:p>
          </table:table-cell>
          <table:table-cell office:value-type="float" office:value="8.2089996" calcext:value-type="float">
            <text:p>8.20900</text:p>
          </table:table-cell>
          <table:table-cell table:number-columns-repeated="2"/>
        </table:table-row>
        <table:table-row table:style-name="ro1">
          <table:table-cell office:value-type="float" office:value="973.35822" calcext:value-type="float">
            <text:p>973.35822</text:p>
          </table:table-cell>
          <table:table-cell office:value-type="float" office:value="8.2580004" calcext:value-type="float">
            <text:p>8.25800</text:p>
          </table:table-cell>
          <table:table-cell table:number-columns-repeated="2"/>
        </table:table-row>
        <table:table-row table:style-name="ro1">
          <table:table-cell office:value-type="float" office:value="983.44446" calcext:value-type="float">
            <text:p>983.44446</text:p>
          </table:table-cell>
          <table:table-cell office:value-type="float" office:value="8.309" calcext:value-type="float">
            <text:p>8.30900</text:p>
          </table:table-cell>
          <table:table-cell table:number-columns-repeated="2"/>
        </table:table-row>
        <table:table-row table:style-name="ro1">
          <table:table-cell office:value-type="float" office:value="993.03156" calcext:value-type="float">
            <text:p>993.03156</text:p>
          </table:table-cell>
          <table:table-cell office:value-type="float" office:value="8.3559999" calcext:value-type="float">
            <text:p>8.35600</text:p>
          </table:table-cell>
          <table:table-cell table:number-columns-repeated="2"/>
        </table:table-row>
        <table:table-row table:style-name="ro1">
          <table:table-cell office:value-type="float" office:value="1003.2974" calcext:value-type="float">
            <text:p>1003.29740</text:p>
          </table:table-cell>
          <table:table-cell office:value-type="float" office:value="8.4049997" calcext:value-type="float">
            <text:p>8.40500</text:p>
          </table:table-cell>
          <table:table-cell table:number-columns-repeated="2"/>
        </table:table-row>
        <table:table-row table:style-name="ro1">
          <table:table-cell office:value-type="float" office:value="1013.2335" calcext:value-type="float">
            <text:p>1013.23350</text:p>
          </table:table-cell>
          <table:table-cell office:value-type="float" office:value="8.4519997" calcext:value-type="float">
            <text:p>8.45200</text:p>
          </table:table-cell>
          <table:table-cell table:number-columns-repeated="2"/>
        </table:table-row>
        <table:table-row table:style-name="ro1">
          <table:table-cell office:value-type="float" office:value="1023.4716" calcext:value-type="float">
            <text:p>1023.47160</text:p>
          </table:table-cell>
          <table:table-cell office:value-type="float" office:value="8.5010004" calcext:value-type="float">
            <text:p>8.50100</text:p>
          </table:table-cell>
          <table:table-cell table:number-columns-repeated="2"/>
        </table:table-row>
        <table:table-row table:style-name="ro1">
          <table:table-cell office:value-type="float" office:value="1034.2065" calcext:value-type="float">
            <text:p>1034.20650</text:p>
          </table:table-cell>
          <table:table-cell office:value-type="float" office:value="8.5509996" calcext:value-type="float">
            <text:p>8.55100</text:p>
          </table:table-cell>
          <table:table-cell table:number-columns-repeated="2"/>
        </table:table-row>
        <table:table-row table:style-name="ro1">
          <table:table-cell office:value-type="float" office:value="1045.3455" calcext:value-type="float">
            <text:p>1045.34550</text:p>
          </table:table-cell>
          <table:table-cell office:value-type="float" office:value="8.6020002" calcext:value-type="float">
            <text:p>8.60200</text:p>
          </table:table-cell>
          <table:table-cell table:number-columns-repeated="2"/>
        </table:table-row>
        <table:table-row table:style-name="ro1">
          <table:table-cell office:value-type="float" office:value="1054.3969" calcext:value-type="float">
            <text:p>1054.39690</text:p>
          </table:table-cell>
          <table:table-cell office:value-type="float" office:value="8.6440001" calcext:value-type="float">
            <text:p>8.64400</text:p>
          </table:table-cell>
          <table:table-cell table:number-columns-repeated="2"/>
        </table:table-row>
        <table:table-row table:style-name="ro1">
          <table:table-cell office:value-type="float" office:value="1063.5405" calcext:value-type="float">
            <text:p>1063.54050</text:p>
          </table:table-cell>
          <table:table-cell office:value-type="float" office:value="8.6850004" calcext:value-type="float">
            <text:p>8.68500</text:p>
          </table:table-cell>
          <table:table-cell table:number-columns-repeated="2"/>
        </table:table-row>
        <table:table-row table:style-name="ro1">
          <table:table-cell office:value-type="float" office:value="1073.5702" calcext:value-type="float">
            <text:p>1073.57020</text:p>
          </table:table-cell>
          <table:table-cell office:value-type="float" office:value="8.7290001" calcext:value-type="float">
            <text:p>8.72900</text:p>
          </table:table-cell>
          <table:table-cell table:number-columns-repeated="2"/>
        </table:table-row>
        <table:table-row table:style-name="ro1">
          <table:table-cell office:value-type="float" office:value="1083.4833" calcext:value-type="float">
            <text:p>1083.48330</text:p>
          </table:table-cell>
          <table:table-cell office:value-type="float" office:value="8.7740002" calcext:value-type="float">
            <text:p>8.77400</text:p>
          </table:table-cell>
          <table:table-cell table:number-columns-repeated="2"/>
        </table:table-row>
        <table:table-row table:style-name="ro1">
          <table:table-cell office:value-type="float" office:value="1093.3801" calcext:value-type="float">
            <text:p>1093.38010</text:p>
          </table:table-cell>
          <table:table-cell office:value-type="float" office:value="8.8170004" calcext:value-type="float">
            <text:p>8.81700</text:p>
          </table:table-cell>
          <table:table-cell table:number-columns-repeated="2"/>
        </table:table-row>
        <table:table-row table:style-name="ro1">
          <table:table-cell office:value-type="float" office:value="1103.1007" calcext:value-type="float">
            <text:p>1103.10070</text:p>
          </table:table-cell>
          <table:table-cell office:value-type="float" office:value="8.8599997" calcext:value-type="float">
            <text:p>8.86000</text:p>
          </table:table-cell>
          <table:table-cell table:number-columns-repeated="2"/>
        </table:table-row>
        <table:table-row table:style-name="ro1">
          <table:table-cell office:value-type="float" office:value="1113.281" calcext:value-type="float">
            <text:p>1113.28100</text:p>
          </table:table-cell>
          <table:table-cell office:value-type="float" office:value="8.9029999" calcext:value-type="float">
            <text:p>8.90300</text:p>
          </table:table-cell>
          <table:table-cell table:number-columns-repeated="2"/>
        </table:table-row>
        <table:table-row table:style-name="ro1">
          <table:table-cell office:value-type="float" office:value="1123.442" calcext:value-type="float">
            <text:p>1123.44200</text:p>
          </table:table-cell>
          <table:table-cell office:value-type="float" office:value="8.948" calcext:value-type="float">
            <text:p>8.94800</text:p>
          </table:table-cell>
          <table:table-cell table:number-columns-repeated="2"/>
        </table:table-row>
        <table:table-row table:style-name="ro1">
          <table:table-cell office:value-type="float" office:value="1133.1107" calcext:value-type="float">
            <text:p>1133.11070</text:p>
          </table:table-cell>
          <table:table-cell office:value-type="float" office:value="8.9899998" calcext:value-type="float">
            <text:p>8.99000</text:p>
          </table:table-cell>
          <table:table-cell table:number-columns-repeated="2"/>
        </table:table-row>
        <table:table-row table:style-name="ro1">
          <table:table-cell office:value-type="float" office:value="1143.287" calcext:value-type="float">
            <text:p>1143.28700</text:p>
          </table:table-cell>
          <table:table-cell office:value-type="float" office:value="9.0340004" calcext:value-type="float">
            <text:p>9.03400</text:p>
          </table:table-cell>
          <table:table-cell table:number-columns-repeated="2"/>
        </table:table-row>
        <table:table-row table:style-name="ro1">
          <table:table-cell office:value-type="float" office:value="1153.1628" calcext:value-type="float">
            <text:p>1153.16280</text:p>
          </table:table-cell>
          <table:table-cell office:value-type="float" office:value="9.0749998" calcext:value-type="float">
            <text:p>9.07500</text:p>
          </table:table-cell>
          <table:table-cell table:number-columns-repeated="2"/>
        </table:table-row>
        <table:table-row table:style-name="ro1">
          <table:table-cell office:value-type="float" office:value="1163.381" calcext:value-type="float">
            <text:p>1163.38100</text:p>
          </table:table-cell>
          <table:table-cell office:value-type="float" office:value="9.118" calcext:value-type="float">
            <text:p>9.11800</text:p>
          </table:table-cell>
          <table:table-cell table:number-columns-repeated="2"/>
        </table:table-row>
        <table:table-row table:style-name="ro1">
          <table:table-cell office:value-type="float" office:value="1173.5358" calcext:value-type="float">
            <text:p>1173.53580</text:p>
          </table:table-cell>
          <table:table-cell office:value-type="float" office:value="9.1590004" calcext:value-type="float">
            <text:p>9.15900</text:p>
          </table:table-cell>
          <table:table-cell table:number-columns-repeated="2"/>
        </table:table-row>
        <table:table-row table:style-name="ro1">
          <table:table-cell office:value-type="float" office:value="1183.6167" calcext:value-type="float">
            <text:p>1183.61670</text:p>
          </table:table-cell>
          <table:table-cell office:value-type="float" office:value="9.2010002" calcext:value-type="float">
            <text:p>9.20100</text:p>
          </table:table-cell>
          <table:table-cell table:number-columns-repeated="2"/>
        </table:table-row>
        <table:table-row table:style-name="ro1">
          <table:table-cell office:value-type="float" office:value="1193.7307" calcext:value-type="float">
            <text:p>1193.73070</text:p>
          </table:table-cell>
          <table:table-cell office:value-type="float" office:value="9.2440004" calcext:value-type="float">
            <text:p>9.24400</text:p>
          </table:table-cell>
          <table:table-cell table:number-columns-repeated="2"/>
        </table:table-row>
        <table:table-row table:style-name="ro1">
          <table:table-cell office:value-type="float" office:value="1203.7321" calcext:value-type="float">
            <text:p>1203.73210</text:p>
          </table:table-cell>
          <table:table-cell office:value-type="float" office:value="9.2849998" calcext:value-type="float">
            <text:p>9.28500</text:p>
          </table:table-cell>
          <table:table-cell table:number-columns-repeated="2"/>
        </table:table-row>
        <table:table-row table:style-name="ro1">
          <table:table-cell office:value-type="float" office:value="1213.3969" calcext:value-type="float">
            <text:p>1213.39690</text:p>
          </table:table-cell>
          <table:table-cell office:value-type="float" office:value="9.3240004" calcext:value-type="float">
            <text:p>9.32400</text:p>
          </table:table-cell>
          <table:table-cell table:number-columns-repeated="2"/>
        </table:table-row>
        <table:table-row table:style-name="ro1">
          <table:table-cell office:value-type="float" office:value="1223.3787" calcext:value-type="float">
            <text:p>1223.37870</text:p>
          </table:table-cell>
          <table:table-cell office:value-type="float" office:value="9.3640003" calcext:value-type="float">
            <text:p>9.36400</text:p>
          </table:table-cell>
          <table:table-cell table:number-columns-repeated="2"/>
        </table:table-row>
        <table:table-row table:style-name="ro1">
          <table:table-cell office:value-type="float" office:value="1233.3049" calcext:value-type="float">
            <text:p>1233.30490</text:p>
          </table:table-cell>
          <table:table-cell office:value-type="float" office:value="9.4029999" calcext:value-type="float">
            <text:p>9.40300</text:p>
          </table:table-cell>
          <table:table-cell table:number-columns-repeated="2"/>
        </table:table-row>
        <table:table-row table:style-name="ro1">
          <table:table-cell office:value-type="float" office:value="1243.4421" calcext:value-type="float">
            <text:p>1243.44210</text:p>
          </table:table-cell>
          <table:table-cell office:value-type="float" office:value="9.4449997" calcext:value-type="float">
            <text:p>9.44500</text:p>
          </table:table-cell>
          <table:table-cell table:number-columns-repeated="2"/>
        </table:table-row>
        <table:table-row table:style-name="ro1">
          <table:table-cell office:value-type="float" office:value="1253.7141" calcext:value-type="float">
            <text:p>1253.71410</text:p>
          </table:table-cell>
          <table:table-cell office:value-type="float" office:value="9.4840002" calcext:value-type="float">
            <text:p>9.48400</text:p>
          </table:table-cell>
          <table:table-cell table:number-columns-repeated="2"/>
        </table:table-row>
        <table:table-row table:style-name="ro1">
          <table:table-cell office:value-type="float" office:value="1263.5383" calcext:value-type="float">
            <text:p>1263.53830</text:p>
          </table:table-cell>
          <table:table-cell office:value-type="float" office:value="9.5249996" calcext:value-type="float">
            <text:p>9.52500</text:p>
          </table:table-cell>
          <table:table-cell table:number-columns-repeated="2"/>
        </table:table-row>
        <table:table-row table:style-name="ro1">
          <table:table-cell office:value-type="float" office:value="1273.6545" calcext:value-type="float">
            <text:p>1273.65450</text:p>
          </table:table-cell>
          <table:table-cell office:value-type="float" office:value="9.566" calcext:value-type="float">
            <text:p>9.56600</text:p>
          </table:table-cell>
          <table:table-cell table:number-columns-repeated="2"/>
        </table:table-row>
        <table:table-row table:style-name="ro1">
          <table:table-cell office:value-type="float" office:value="1283.5168" calcext:value-type="float">
            <text:p>1283.51680</text:p>
          </table:table-cell>
          <table:table-cell office:value-type="float" office:value="9.6049995" calcext:value-type="float">
            <text:p>9.60500</text:p>
          </table:table-cell>
          <table:table-cell table:number-columns-repeated="2"/>
        </table:table-row>
        <table:table-row table:style-name="ro1">
          <table:table-cell office:value-type="float" office:value="1293.5275" calcext:value-type="float">
            <text:p>1293.52750</text:p>
          </table:table-cell>
          <table:table-cell office:value-type="float" office:value="9.6440001" calcext:value-type="float">
            <text:p>9.64400</text:p>
          </table:table-cell>
          <table:table-cell table:number-columns-repeated="2"/>
        </table:table-row>
        <table:table-row table:style-name="ro1">
          <table:table-cell office:value-type="float" office:value="1303.6655" calcext:value-type="float">
            <text:p>1303.66550</text:p>
          </table:table-cell>
          <table:table-cell office:value-type="float" office:value="9.684" calcext:value-type="float">
            <text:p>9.68400</text:p>
          </table:table-cell>
          <table:table-cell table:number-columns-repeated="2"/>
        </table:table-row>
        <table:table-row table:style-name="ro1">
          <table:table-cell office:value-type="float" office:value="1313.8049" calcext:value-type="float">
            <text:p>1313.80490</text:p>
          </table:table-cell>
          <table:table-cell office:value-type="float" office:value="9.724" calcext:value-type="float">
            <text:p>9.72400</text:p>
          </table:table-cell>
          <table:table-cell table:number-columns-repeated="2"/>
        </table:table-row>
        <table:table-row table:style-name="ro1">
          <table:table-cell office:value-type="float" office:value="1324.1703" calcext:value-type="float">
            <text:p>1324.17030</text:p>
          </table:table-cell>
          <table:table-cell office:value-type="float" office:value="9.7650003" calcext:value-type="float">
            <text:p>9.76500</text:p>
          </table:table-cell>
          <table:table-cell table:number-columns-repeated="2"/>
        </table:table-row>
        <table:table-row table:style-name="ro1">
          <table:table-cell office:value-type="float" office:value="1334.1693" calcext:value-type="float">
            <text:p>1334.16930</text:p>
          </table:table-cell>
          <table:table-cell office:value-type="float" office:value="9.8039999" calcext:value-type="float">
            <text:p>9.80400</text:p>
          </table:table-cell>
          <table:table-cell table:number-columns-repeated="2"/>
        </table:table-row>
        <table:table-row table:style-name="ro1">
          <table:table-cell office:value-type="float" office:value="1344.1504" calcext:value-type="float">
            <text:p>1344.15040</text:p>
          </table:table-cell>
          <table:table-cell office:value-type="float" office:value="9.8439999" calcext:value-type="float">
            <text:p>9.84400</text:p>
          </table:table-cell>
          <table:table-cell table:number-columns-repeated="2"/>
        </table:table-row>
        <table:table-row table:style-name="ro1">
          <table:table-cell office:value-type="float" office:value="1353.9563" calcext:value-type="float">
            <text:p>1353.95630</text:p>
          </table:table-cell>
          <table:table-cell office:value-type="float" office:value="9.882" calcext:value-type="float">
            <text:p>9.88200</text:p>
          </table:table-cell>
          <table:table-cell table:number-columns-repeated="2"/>
        </table:table-row>
        <table:table-row table:style-name="ro1">
          <table:table-cell office:value-type="float" office:value="1363.812" calcext:value-type="float">
            <text:p>1363.81200</text:p>
          </table:table-cell>
          <table:table-cell office:value-type="float" office:value="9.9209995" calcext:value-type="float">
            <text:p>9.92100</text:p>
          </table:table-cell>
          <table:table-cell table:number-columns-repeated="2"/>
        </table:table-row>
        <table:table-row table:style-name="ro1">
          <table:table-cell office:value-type="float" office:value="1373.9122" calcext:value-type="float">
            <text:p>1373.91220</text:p>
          </table:table-cell>
          <table:table-cell office:value-type="float" office:value="9.96" calcext:value-type="float">
            <text:p>9.96000</text:p>
          </table:table-cell>
          <table:table-cell table:number-columns-repeated="2"/>
        </table:table-row>
        <table:table-row table:style-name="ro1">
          <table:table-cell office:value-type="float" office:value="1384.0476" calcext:value-type="float">
            <text:p>1384.04760</text:p>
          </table:table-cell>
          <table:table-cell office:value-type="float" office:value="10.001" calcext:value-type="float">
            <text:p>10.00100</text:p>
          </table:table-cell>
          <table:table-cell table:number-columns-repeated="2"/>
        </table:table-row>
        <table:table-row table:style-name="ro1">
          <table:table-cell office:value-type="float" office:value="1394.4875" calcext:value-type="float">
            <text:p>1394.48750</text:p>
          </table:table-cell>
          <table:table-cell office:value-type="float" office:value="10.041" calcext:value-type="float">
            <text:p>10.04100</text:p>
          </table:table-cell>
          <table:table-cell table:number-columns-repeated="2"/>
        </table:table-row>
        <table:table-row table:style-name="ro1">
          <table:table-cell office:value-type="float" office:value="1404.2012" calcext:value-type="float">
            <text:p>1404.20120</text:p>
          </table:table-cell>
          <table:table-cell office:value-type="float" office:value="10.079" calcext:value-type="float">
            <text:p>10.07900</text:p>
          </table:table-cell>
          <table:table-cell table:number-columns-repeated="2"/>
        </table:table-row>
        <table:table-row table:style-name="ro1">
          <table:table-cell office:value-type="float" office:value="1414.2925" calcext:value-type="float">
            <text:p>1414.29250</text:p>
          </table:table-cell>
          <table:table-cell office:value-type="float" office:value="10.12" calcext:value-type="float">
            <text:p>10.12000</text:p>
          </table:table-cell>
          <table:table-cell table:number-columns-repeated="2"/>
        </table:table-row>
        <table:table-row table:style-name="ro1">
          <table:table-cell office:value-type="float" office:value="1424.3878" calcext:value-type="float">
            <text:p>1424.38780</text:p>
          </table:table-cell>
          <table:table-cell office:value-type="float" office:value="10.159" calcext:value-type="float">
            <text:p>10.15900</text:p>
          </table:table-cell>
          <table:table-cell table:number-columns-repeated="2"/>
        </table:table-row>
        <table:table-row table:style-name="ro1">
          <table:table-cell office:value-type="float" office:value="1434.1163" calcext:value-type="float">
            <text:p>1434.11630</text:p>
          </table:table-cell>
          <table:table-cell office:value-type="float" office:value="10.198" calcext:value-type="float">
            <text:p>10.19800</text:p>
          </table:table-cell>
          <table:table-cell table:number-columns-repeated="2"/>
        </table:table-row>
        <table:table-row table:style-name="ro1">
          <table:table-cell office:value-type="float" office:value="1443.9116" calcext:value-type="float">
            <text:p>1443.91160</text:p>
          </table:table-cell>
          <table:table-cell office:value-type="float" office:value="10.237" calcext:value-type="float">
            <text:p>10.23700</text:p>
          </table:table-cell>
          <table:table-cell table:number-columns-repeated="2"/>
        </table:table-row>
        <table:table-row table:style-name="ro1">
          <table:table-cell office:value-type="float" office:value="1454.3845" calcext:value-type="float">
            <text:p>1454.38450</text:p>
          </table:table-cell>
          <table:table-cell office:value-type="float" office:value="10.279" calcext:value-type="float">
            <text:p>10.27900</text:p>
          </table:table-cell>
          <table:table-cell table:number-columns-repeated="2"/>
        </table:table-row>
        <table:table-row table:style-name="ro1">
          <table:table-cell office:value-type="float" office:value="1464.2379" calcext:value-type="float">
            <text:p>1464.23790</text:p>
          </table:table-cell>
          <table:table-cell office:value-type="float" office:value="10.318" calcext:value-type="float">
            <text:p>10.31800</text:p>
          </table:table-cell>
          <table:table-cell table:number-columns-repeated="2"/>
        </table:table-row>
        <table:table-row table:style-name="ro1">
          <table:table-cell office:value-type="float" office:value="1474.7053" calcext:value-type="float">
            <text:p>1474.70530</text:p>
          </table:table-cell>
          <table:table-cell office:value-type="float" office:value="10.361" calcext:value-type="float">
            <text:p>10.36100</text:p>
          </table:table-cell>
          <table:table-cell table:number-columns-repeated="2"/>
        </table:table-row>
        <table:table-row table:style-name="ro1">
          <table:table-cell office:value-type="float" office:value="1484.3168" calcext:value-type="float">
            <text:p>1484.31680</text:p>
          </table:table-cell>
          <table:table-cell office:value-type="float" office:value="10.402" calcext:value-type="float">
            <text:p>10.40200</text:p>
          </table:table-cell>
          <table:table-cell table:number-columns-repeated="2"/>
        </table:table-row>
        <table:table-row table:style-name="ro1">
          <table:table-cell office:value-type="float" office:value="1494.4601" calcext:value-type="float">
            <text:p>1494.46010</text:p>
          </table:table-cell>
          <table:table-cell office:value-type="float" office:value="10.442" calcext:value-type="float">
            <text:p>10.44200</text:p>
          </table:table-cell>
          <table:table-cell table:number-columns-repeated="2"/>
        </table:table-row>
        <table:table-row table:style-name="ro1">
          <table:table-cell office:value-type="float" office:value="1504.1876" calcext:value-type="float">
            <text:p>1504.18760</text:p>
          </table:table-cell>
          <table:table-cell office:value-type="float" office:value="10.483" calcext:value-type="float">
            <text:p>10.48300</text:p>
          </table:table-cell>
          <table:table-cell table:number-columns-repeated="2"/>
        </table:table-row>
        <table:table-row table:style-name="ro1">
          <table:table-cell office:value-type="float" office:value="1514.2949" calcext:value-type="float">
            <text:p>1514.29490</text:p>
          </table:table-cell>
          <table:table-cell office:value-type="float" office:value="10.525" calcext:value-type="float">
            <text:p>10.52500</text:p>
          </table:table-cell>
          <table:table-cell table:number-columns-repeated="2"/>
        </table:table-row>
        <table:table-row table:style-name="ro1">
          <table:table-cell office:value-type="float" office:value="1524.8712" calcext:value-type="float">
            <text:p>1524.87120</text:p>
          </table:table-cell>
          <table:table-cell office:value-type="float" office:value="10.569" calcext:value-type="float">
            <text:p>10.56900</text:p>
          </table:table-cell>
          <table:table-cell table:number-columns-repeated="2"/>
        </table:table-row>
        <table:table-row table:style-name="ro1">
          <table:table-cell office:value-type="float" office:value="1534.9814" calcext:value-type="float">
            <text:p>1534.98140</text:p>
          </table:table-cell>
          <table:table-cell office:value-type="float" office:value="10.611" calcext:value-type="float">
            <text:p>10.61100</text:p>
          </table:table-cell>
          <table:table-cell table:number-columns-repeated="2"/>
        </table:table-row>
        <table:table-row table:style-name="ro1">
          <table:table-cell office:value-type="float" office:value="1545.2438" calcext:value-type="float">
            <text:p>1545.24380</text:p>
          </table:table-cell>
          <table:table-cell office:value-type="float" office:value="10.656" calcext:value-type="float">
            <text:p>10.65600</text:p>
          </table:table-cell>
          <table:table-cell table:number-columns-repeated="2"/>
        </table:table-row>
        <table:table-row table:style-name="ro1">
          <table:table-cell office:value-type="float" office:value="1555.2386" calcext:value-type="float">
            <text:p>1555.23860</text:p>
          </table:table-cell>
          <table:table-cell office:value-type="float" office:value="10.701" calcext:value-type="float">
            <text:p>10.70100</text:p>
          </table:table-cell>
          <table:table-cell table:number-columns-repeated="2"/>
        </table:table-row>
        <table:table-row table:style-name="ro1">
          <table:table-cell office:value-type="float" office:value="1565.2869" calcext:value-type="float">
            <text:p>1565.28690</text:p>
          </table:table-cell>
          <table:table-cell office:value-type="float" office:value="10.744" calcext:value-type="float">
            <text:p>10.74400</text:p>
          </table:table-cell>
          <table:table-cell table:number-columns-repeated="2"/>
        </table:table-row>
        <table:table-row table:style-name="ro1" table:number-rows-repeated="10484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4:37.17861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09:57:05.793364735</dc:date>
    <dc:creator>Yuan </dc:creator>
    <meta:editing-duration>PT56M35S</meta:editing-duration>
    <meta:editing-cycles>12</meta:editing-cycles>
    <meta:document-statistic meta:table-count="2" meta:cell-count="424" meta:object-count="0"/>
  </office:meta>
</office:document-meta>
</file>